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0.062cm"/>
    </style:style>
    <style:style style:name="gr2" style:family="graphic" style:parent-style-name="objectwithoutfill">
      <style:graphic-properties draw:marker-end="Arrow" draw:marker-end-width="0.3cm" draw:fill="none" draw:textarea-vertical-align="middle"/>
    </style:style>
    <style:style style:name="gr3" style:family="graphic" style:parent-style-name="objectwithoutfill">
      <style:graphic-properties draw:stroke="dash" draw:stroke-dash="Ultrafine_20_Dashed" svg:stroke-color="#000000" draw:marker-end="Arrow" draw:marker-end-width="0.3cm" draw:fill="none" draw:textarea-vertical-align="middle"/>
    </style:style>
    <style:style style:name="gr4" style:family="graphic" style:parent-style-name="standard">
      <style:graphic-properties draw:textarea-horizontal-align="justify" draw:textarea-vertical-align="middle" draw:auto-grow-height="false" fo:min-height="1.65cm" fo:min-width="5cm"/>
    </style:style>
    <style:style style:name="gr5" style:family="graphic" style:parent-style-name="standard">
      <style:graphic-properties draw:textarea-horizontal-align="justify" draw:textarea-vertical-align="middle" draw:auto-grow-height="false" fo:min-height="1.65cm" fo:min-width="5.8cm"/>
    </style:style>
    <style:style style:name="gr6" style:family="graphic" style:parent-style-name="standard">
      <style:graphic-properties draw:textarea-horizontal-align="justify" draw:textarea-vertical-align="middle" draw:auto-grow-height="false" fo:min-height="1.45cm" fo:min-width="3.9cm"/>
    </style:style>
    <style:style style:name="gr7" style:family="graphic" style:parent-style-name="standard">
      <style:graphic-properties draw:fill-color="#dfcce4" draw:textarea-horizontal-align="justify" draw:textarea-vertical-align="middle" draw:auto-grow-height="false" fo:min-height="1.15cm" fo:min-width="5.5cm"/>
    </style:style>
    <style:style style:name="gr8" style:family="graphic" style:parent-style-name="standard">
      <style:graphic-properties draw:textarea-horizontal-align="justify" draw:textarea-vertical-align="middle" draw:auto-grow-height="false" fo:min-height="1.45cm" fo:min-width="7.1cm"/>
    </style:style>
    <style:style style:name="gr9" style:family="graphic" style:parent-style-name="standard">
      <style:graphic-properties draw:fill-color="#ffdaa2" draw:textarea-horizontal-align="justify" draw:textarea-vertical-align="middle" draw:auto-grow-height="false" fo:min-height="0.812cm" fo:min-width="2.612cm"/>
    </style:style>
    <style:style style:name="gr10" style:family="graphic" style:parent-style-name="standard">
      <style:graphic-properties draw:fill-color="#ffdaa2" draw:textarea-horizontal-align="justify" draw:textarea-vertical-align="middle" draw:auto-grow-height="false" fo:min-height="0.812cm" fo:min-width="3.744cm"/>
    </style:style>
    <style:style style:name="gr11" style:family="graphic" style:parent-style-name="standard">
      <style:graphic-properties draw:fill-color="#e0efd4" draw:textarea-horizontal-align="justify" draw:textarea-vertical-align="middle" draw:auto-grow-height="false" fo:min-height="0.924cm" fo:min-width="3.074cm"/>
    </style:style>
    <style:style style:name="gr12" style:family="graphic" style:parent-style-name="standard">
      <style:graphic-properties draw:fill-color="#e0efd4" draw:textarea-horizontal-align="justify" draw:textarea-vertical-align="middle" draw:auto-grow-height="false" fo:min-height="0.924cm" fo:min-width="6.374cm"/>
    </style:style>
    <style:style style:name="gr13" style:family="graphic" style:parent-style-name="standard">
      <style:graphic-properties draw:fill-color="#ffdaa2" draw:textarea-horizontal-align="justify" draw:textarea-vertical-align="middle" draw:auto-grow-height="false" fo:min-height="0.67cm" fo:min-width="3.744cm"/>
    </style:style>
    <style:style style:name="gr14" style:family="graphic" style:parent-style-name="standard">
      <style:graphic-properties draw:fill-color="#fffbcc" draw:textarea-horizontal-align="justify" draw:textarea-vertical-align="middle" draw:auto-grow-height="false" fo:min-height="0.669cm" fo:min-width="2.469cm"/>
    </style:style>
    <style:style style:name="gr15" style:family="graphic" style:parent-style-name="standard">
      <style:graphic-properties draw:fill-color="#fffbcc" draw:textarea-horizontal-align="justify" draw:textarea-vertical-align="middle" draw:auto-grow-height="false" fo:min-height="0.669cm" fo:min-width="3.177cm"/>
    </style:style>
    <style:style style:name="gr16" style:family="graphic" style:parent-style-name="standard">
      <style:graphic-properties draw:fill-color="#fffbcc" draw:textarea-horizontal-align="justify" draw:textarea-vertical-align="middle" draw:auto-grow-height="false" fo:min-height="0.74cm" fo:min-width="3.744cm"/>
    </style:style>
    <style:style style:name="gr17" style:family="graphic" style:parent-style-name="standard">
      <style:graphic-properties draw:fill-color="#fffbcc" draw:textarea-horizontal-align="justify" draw:textarea-vertical-align="middle" draw:auto-grow-height="false" fo:min-height="0.669cm" fo:min-width="3.488cm"/>
    </style:style>
    <style:style style:name="gr18" style:family="graphic" style:parent-style-name="standard">
      <style:graphic-properties draw:fill-color="#fffbcc" draw:textarea-horizontal-align="justify" draw:textarea-vertical-align="middle" draw:auto-grow-height="false" fo:min-height="0.669cm" fo:min-width="5.582cm"/>
    </style:style>
    <style:style style:name="gr19" style:family="graphic" style:parent-style-name="standard">
      <style:graphic-properties draw:fill-color="#ffdaa2" draw:textarea-horizontal-align="justify" draw:textarea-vertical-align="middle" draw:auto-grow-height="false" fo:min-height="0.67cm" fo:min-width="4.522cm"/>
    </style:style>
    <style:style style:name="gr20" style:family="graphic" style:parent-style-name="standard">
      <style:graphic-properties draw:fill-color="#fffbcc" draw:textarea-horizontal-align="justify" draw:textarea-vertical-align="middle" draw:auto-grow-height="false" fo:min-height="0.669cm" fo:min-width="6.714cm"/>
    </style:style>
    <style:style style:name="gr21" style:family="graphic" style:parent-style-name="standard">
      <style:graphic-properties draw:stroke="none" svg:stroke-color="#000000" draw:fill="none" draw:fill-color="#ffffff" fo:min-height="1.423cm"/>
    </style:style>
    <style:style style:name="gr22" style:family="graphic" style:parent-style-name="standard">
      <style:graphic-properties draw:textarea-horizontal-align="justify" draw:textarea-vertical-align="middle" draw:auto-grow-height="false" fo:min-height="1.351cm" fo:min-width="4.9cm"/>
    </style:style>
    <style:style style:name="gr23" style:family="graphic" style:parent-style-name="standard">
      <style:graphic-properties draw:fill-color="#ffdaa2" draw:textarea-horizontal-align="justify" draw:textarea-vertical-align="middle" draw:auto-grow-height="false" fo:min-height="0.952cm" fo:min-width="4.804cm"/>
    </style:style>
    <style:style style:name="gr24" style:family="graphic" style:parent-style-name="standard">
      <style:graphic-properties draw:marker-end="Arrow" draw:marker-end-width="0.3cm" draw:fill="none" draw:textarea-vertical-align="middle"/>
    </style:style>
    <style:style style:name="gr25" style:family="graphic" style:parent-style-name="standard">
      <style:graphic-properties draw:textarea-horizontal-align="justify" draw:textarea-vertical-align="middle" draw:auto-grow-height="false" fo:min-height="1.45cm" fo:min-width="7.8cm"/>
    </style:style>
    <style:style style:name="gr26" style:family="graphic" style:parent-style-name="standard">
      <style:graphic-properties draw:textarea-horizontal-align="justify" draw:textarea-vertical-align="middle" draw:auto-grow-height="false" fo:min-height="1.35cm" fo:min-width="9.5cm"/>
    </style:style>
    <style:style style:name="gr27" style:family="graphic" style:parent-style-name="standard">
      <style:graphic-properties draw:fill-color="#ffdaa2" draw:textarea-horizontal-align="justify" draw:textarea-vertical-align="middle" draw:auto-grow-height="false" fo:min-height="2.013cm" fo:min-width="7.42cm"/>
    </style:style>
    <style:style style:name="gr28" style:family="graphic" style:parent-style-name="standard">
      <style:graphic-properties draw:fill-color="#e0efd4" draw:textarea-horizontal-align="justify" draw:textarea-vertical-align="middle" draw:auto-grow-height="false" fo:min-height="2.459cm" fo:min-width="8.108cm"/>
    </style:style>
    <style:style style:name="gr29" style:family="graphic" style:parent-style-name="standard">
      <style:graphic-properties draw:fill-color="#fffbcc" draw:textarea-horizontal-align="justify" draw:textarea-vertical-align="middle" draw:auto-grow-height="false" fo:min-height="1.518cm" fo:min-width="6.925cm"/>
    </style:style>
    <style:style style:name="gr30" style:family="graphic" style:parent-style-name="standard" style:list-style-name="L1">
      <style:graphic-properties draw:textarea-horizontal-align="justify" draw:textarea-vertical-align="middle" draw:auto-grow-height="true" fo:min-height="0cm" fo:min-width="0cm"/>
    </style:style>
    <style:style style:name="gr31" style:family="graphic" style:parent-style-name="standard" style:list-style-name="L4">
      <style:graphic-properties draw:fill-color="#fffbcc" draw:textarea-horizontal-align="justify" draw:textarea-vertical-align="middle" draw:auto-grow-height="true" fo:min-height="0cm" fo:min-width="0cm"/>
    </style:style>
    <style:style style:name="gr32" style:family="graphic" style:parent-style-name="standard" style:list-style-name="L4">
      <style:graphic-properties draw:fill-color="#ffdaa2" draw:textarea-horizontal-align="justify" draw:textarea-vertical-align="middle" draw:auto-grow-height="true" fo:min-height="0cm" fo:min-width="0cm"/>
    </style:style>
    <style:style style:name="gr33" style:family="graphic" style:parent-style-name="standard" style:list-style-name="L4">
      <style:graphic-properties draw:fill-color="#e0efd4" draw:textarea-horizontal-align="justify" draw:textarea-vertical-align="middle" draw:auto-grow-height="true" fo:min-height="0cm" fo:min-width="0cm"/>
    </style:style>
    <style:style style:name="gr34" style:family="graphic" style:parent-style-name="standard">
      <style:graphic-properties draw:stroke="none" svg:stroke-color="#000000" draw:fill="none" draw:fill-color="#ffffff" fo:min-height="1.177cm"/>
    </style:style>
    <style:style style:name="P1" style:family="paragraph">
      <style:paragraph-properties fo:margin-left="0cm" fo:margin-right="0.1cm" fo:text-indent="0cm"/>
      <style:text-properties fo:font-size="18pt"/>
    </style:style>
    <style:style style:name="P2" style:family="paragraph">
      <style:paragraph-properties fo:margin-left="0cm" fo:margin-right="0.1cm" fo:line-height="100%" fo:text-indent="0cm">
        <style:tab-stops/>
      </style:paragraph-properties>
      <style:text-properties fo:font-size="18pt"/>
    </style:style>
    <style:style style:name="P3" style:family="paragraph">
      <style:paragraph-properties fo:margin-left="0cm" fo:margin-right="0.1cm" fo:margin-top="0cm" fo:margin-bottom="0cm" fo:line-height="100%" fo:text-align="start" fo:text-indent="0cm">
        <style:tab-stops/>
      </style:paragraph-properties>
      <style:text-properties fo:font-size="18pt"/>
    </style:style>
    <style:style style:name="P4" style:family="paragraph">
      <style:paragraph-properties fo:margin-left="0cm" fo:margin-right="0.1cm" fo:margin-top="0cm" fo:margin-bottom="0cm" fo:line-height="100%" fo:text-indent="0cm"/>
      <style:text-properties fo:font-size="18pt"/>
    </style:style>
    <style:style style:name="P5" style:family="paragraph">
      <style:text-properties fo:font-size="18pt"/>
    </style:style>
    <style:style style:name="P6" style:family="paragraph">
      <loext:graphic-properties draw:fill="none" draw:fill-color="#ffffff"/>
      <style:paragraph-properties fo:margin-left="0cm" fo:margin-right="0.1cm" fo:text-indent="0cm"/>
      <style:text-properties fo:font-size="18pt"/>
    </style:style>
    <style:style style:name="P7" style:family="paragraph">
      <loext:graphic-properties draw:fill="none"/>
      <style:paragraph-properties fo:text-align="center"/>
    </style:style>
    <style:style style:name="P8" style:family="paragraph">
      <style:paragraph-properties fo:text-align="center"/>
      <style:text-properties fo:font-size="18pt"/>
    </style:style>
    <style:style style:name="P9" style:family="paragraph">
      <loext:graphic-properties draw:fill-color="#dfcce4"/>
      <style:paragraph-properties fo:text-align="center"/>
      <style:text-properties fo:font-size="18pt"/>
    </style:style>
    <style:style style:name="P10" style:family="paragraph">
      <style:paragraph-properties fo:text-align="center"/>
      <style:text-properties fo:font-size="14pt"/>
    </style:style>
    <style:style style:name="P11" style:family="paragraph">
      <loext:graphic-properties draw:fill-color="#ffdaa2"/>
      <style:paragraph-properties fo:text-align="center"/>
      <style:text-properties fo:font-size="14pt" style:font-size-asian="14pt" style:font-size-complex="14pt"/>
    </style:style>
    <style:style style:name="P12" style:family="paragraph">
      <style:paragraph-properties fo:text-align="center"/>
      <style:text-properties fo:font-size="16pt" style:font-size-asian="16pt" style:font-size-complex="16pt"/>
    </style:style>
    <style:style style:name="P13" style:family="paragraph">
      <loext:graphic-properties draw:fill-color="#e0efd4"/>
      <style:paragraph-properties fo:text-align="center"/>
      <style:text-properties fo:font-size="16pt" style:font-size-asian="16pt" style:font-size-complex="16pt"/>
    </style:style>
    <style:style style:name="P14" style:family="paragraph">
      <loext:graphic-properties draw:fill-color="#fffbcc"/>
      <style:paragraph-properties fo:text-align="center"/>
      <style:text-properties fo:font-size="14pt" style:font-size-asian="14pt" style:font-size-complex="14pt"/>
    </style:style>
    <style:style style:name="P15" style:family="paragraph">
      <style:text-properties fo:font-weight="bold" style:font-weight-asian="bold" style:font-weight-complex="bold"/>
    </style:style>
    <style:style style:name="P16" style:family="paragraph">
      <loext:graphic-properties draw:fill="none" draw:fill-color="#ffffff"/>
      <style:text-properties fo:font-weight="bold" style:font-weight-asian="bold" style:font-weight-complex="bold"/>
    </style:style>
    <style:style style:name="P17" style:family="paragraph">
      <style:paragraph-properties fo:text-align="center"/>
    </style:style>
    <style:style style:name="P18" style:family="paragraph">
      <style:paragraph-properties fo:margin-left="0cm" fo:margin-right="0cm" fo:margin-top="0.1cm" fo:margin-bottom="0.1cm" fo:line-height="100%" fo:text-align="start" fo:text-indent="0cm">
        <style:tab-stops/>
      </style:paragraph-properties>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9" style:family="paragraph">
      <style:paragraph-properties fo:text-align="start">
        <style:tab-stops/>
      </style:paragraph-properties>
      <style:text-properties fo:font-size="12pt"/>
    </style:style>
    <style:style style:name="P20" style:family="paragraph">
      <style:paragraph-properties fo:text-align="start"/>
      <style:text-properties fo:font-size="12pt"/>
    </style:style>
    <style:style style:name="P21" style:family="paragraph">
      <style:paragraph-properties fo:margin-left="0cm" fo:margin-right="0cm" fo:margin-top="0.1cm" fo:margin-bottom="0.1cm" fo:line-height="115%" fo:text-align="start" fo:text-indent="0cm">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2" style:family="paragraph">
      <style:paragraph-properties fo:text-align="start">
        <style:tab-stops/>
      </style:paragraph-properties>
      <style:text-properties fo:font-size="18pt"/>
    </style:style>
    <style:style style:name="P23" style:family="paragraph">
      <loext:graphic-properties draw:fill-color="#fffbcc"/>
      <style:paragraph-properties fo:margin-left="0cm" fo:margin-right="0cm" fo:margin-top="0.1cm" fo:margin-bottom="0.1cm" fo:line-height="115%" fo:text-align="start" fo:text-indent="0cm">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4" style:family="paragraph">
      <loext:graphic-properties draw:fill-color="#ffdaa2"/>
      <style:paragraph-properties fo:margin-left="0cm" fo:margin-right="0cm" fo:margin-top="0.1cm" fo:margin-bottom="0.1cm" fo:line-height="115%" fo:text-align="start" fo:text-indent="0cm">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5" style:family="paragraph">
      <loext:graphic-properties draw:fill-color="#e0efd4"/>
      <style:paragraph-properties fo:margin-left="0cm" fo:margin-right="0cm" fo:margin-top="0.1cm" fo:margin-bottom="0.1cm" fo:line-height="115%" fo:text-align="start" fo:text-indent="0cm">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6" style:family="paragraph">
      <style:text-properties fo:font-size="15pt" fo:font-weight="bold" style:font-size-asian="15pt" style:font-weight-asian="bold" style:font-size-complex="15pt" style:font-weight-complex="bold"/>
    </style:style>
    <style:style style:name="P27" style:family="paragraph">
      <loext:graphic-properties draw:fill="none" draw:fill-color="#ffffff"/>
      <style:text-properties fo:font-size="15pt" fo:font-weight="bold" style:font-size-asian="15pt" style:font-weight-asian="bold" style:font-size-complex="15pt" style:font-weight-complex="bold"/>
    </style:style>
    <style:style style:name="T1" style:family="text">
      <style:text-properties fo:font-size="16pt" style:font-size-asian="16pt" style:font-size-complex="16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weight="normal" style:font-weight-asian="normal" style:font-weight-complex="normal"/>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style:font-size-asian="12pt" style:font-size-complex="12pt"/>
    </style:style>
    <style:style style:name="T6"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bold" style:letter-kerning="true" style:font-name-asian="Arial Unicode MS" style:font-size-asian="12pt" style:font-style-asian="normal" style:font-weight-asian="bold" style:font-name-complex="Arial Unicode MS" style:font-size-complex="12pt" style:font-style-complex="normal" style:font-weight-complex="bold"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8" style:family="text">
      <style:text-properties fo:font-size="11pt" fo:font-weight="bold" style:font-size-asian="11pt" style:font-weight-asian="bold" style:font-size-complex="11pt" style:font-weight-complex="bold"/>
    </style:style>
    <style:style style:name="T9" style:family="text">
      <style:text-properties fo:font-size="11pt" fo:font-weight="normal" style:font-size-asian="11pt" style:font-weight-asian="normal" style:font-size-complex="11pt" style:font-weight-complex="normal"/>
    </style:style>
    <style:style style:name="T10" style:family="text">
      <style:text-properties fo:font-size="14pt" style:font-size-asian="14pt" style:font-size-complex="14pt"/>
    </style:style>
    <style:style style:name="T11" style:family="text">
      <style:text-properties fo:font-size="10.5pt" style:font-size-asian="10.5pt" style:font-size-complex="10.5pt"/>
    </style:style>
    <style:style style:name="T12" style:family="text">
      <style:text-properties fo:font-weight="bold" style:font-weight-asian="bold" style:font-weight-complex="bold"/>
    </style:style>
    <style:style style:name="T13" style:family="text">
      <style:text-properties fo:font-size="13pt" fo:font-weight="bold" style:font-size-asian="13pt" style:font-weight-asian="bold" style:font-size-complex="13pt" style:font-weight-complex="bold"/>
    </style:style>
    <style:style style:name="T14" style:family="text">
      <style:text-properties fo:font-size="10.5pt" fo:font-weight="bold" style:font-size-asian="10.5pt" style:font-weight-asian="bold" style:font-size-complex="10.5pt" style:font-weight-complex="bold"/>
    </style:style>
    <style:style style:name="T15" style:family="text">
      <style:text-properties fo:font-size="15pt" fo:font-weight="bold" style:font-size-asian="15pt" style:font-weight-asian="bold" style:font-size-complex="1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drawing>
      <draw:page draw:name="Design Principles " draw:style-name="dp1" draw:master-page-name="Default">
        <draw:frame draw:style-name="gr1" draw:text-style-name="P6" draw:layer="layout" svg:width="25.94cm" svg:height="20.618cm" svg:x="1cm" svg:y="0.941cm">
          <draw:text-box>
            <text:p text:style-name="P1"><text:span text:style-name="T1">Basic Design Principles and Code Structure</text:span></text:p>
            <text:p text:style-name="P1"><text:span text:style-name="T2">This is a Shiny app, with standard Shiny components:</text:span><text:span text:style-name="T3"> </text:span></text:p>
            <text:list text:style-name="L1">
              <text:list-item>
                <text:p text:style-name="P1"><text:span text:style-name="T4">server.R</text:span><text:span text:style-name="T5">: server-side functionality</text:span></text:p>
              </text:list-item>
              <text:list-item>
                <text:p text:style-name="P1"><text:span text:style-name="T4">UI.R</text:span><text:span text:style-name="T5">: static user-interface components</text:span></text:p>
              </text:list-item>
              <text:list-item>
                <text:p text:style-name="P2"><text:span text:style-name="T4">global.R</text:span><text:span text:style-name="T5">: static code and data that can be loaded at spin-up of the server and shared between instances of the app</text:span></text:p>
              </text:list-item>
            </text:list>
            <text:p text:style-name="P1"><text:span text:style-name="T2"/></text:p>
            <text:p text:style-name="P1"><text:span text:style-name="T2">The app consists of a set of distinct functional components, shown in the user interface in individual bootstrap (BS) collapse panels. Code for each component is located in a separate R file. Components access the static datasets and helper functions defined in global.R. Communication between components is via the shared reactive datastrutures and associated functions defined in SharedComponents.R. Each component is responsible for maintaining its own internal datastructures and input and output widgets. At a minimum, each component must define a renderUI expression that renders the output provided by the component into an appropriate shiny output defined in UI.R. A component may also want to add widgets and/or additional output to the bottom section of the sidebar (via InfoPane functionality provided in SharedComponents.R), and it may want to add an observer of the form </text:span></text:p>
            <text:p text:style-name="P1"><text:span text:style-name="T2">observeEvent(input$UIPanels, { if (input$UIPanels == 'Name of this component') &lt;do something&gt; }), e.g., to clear the InfoPane or sync its data and UI output with the current selection and other shared data structures. </text:span></text:p>
            <text:p text:style-name="P1"><text:span text:style-name="T4">Note</text:span><text:span text:style-name="T2">: Current components in the app need to use crosstalk and other mechanisms in addition to Shiny reactive data structures to maintain selection state and communicate that state to local widgets. Allowing these components to synchronize their state simultaneously can lead to a tug-of-war situation. To prevent this, components that use mechanisms other than Shiny reactive datastructures should avoid using reactive expressions that trigger automatic updates to their selection. Instead, such components should monitor which panel is open, and only propagate selection information when their own panel is open.</text:span></text:p>
            <text:p text:style-name="P1"><text:span text:style-name="T2"/></text:p>
            <text:p text:style-name="P1"><text:span text:style-name="T2">Existing components:</text:span></text:p>
            <text:list text:continue-numbering="true" text:style-name="L1">
              <text:list-item>
                <text:p text:style-name="P3"><text:span text:style-name="T4">DataFilters</text:span><text:span text:style-name="T5">: Widgets for data filtering. Code in DataFilters.R</text:span></text:p>
              </text:list-item>
              <text:list-item>
                <text:p text:style-name="P3"><text:span text:style-name="T4">Map</text:span><text:span text:style-name="T5">: Interactive map. Code in Map.R</text:span></text:p>
              </text:list-item>
              <text:list-item>
                <text:p text:style-name="P3"><text:span text:style-name="T6">Parcoords</text:span><text:span text:style-name="T7">: <text:s/>Interactive parallel coordinates plot. C</text:span><text:span text:style-name="T5">ode in Parcoords.R</text:span></text:p>
              </text:list-item>
              <text:list-item>
                <text:p text:style-name="P3"><text:span text:style-name="T6">TSPlots: </text:span><text:span text:style-name="T7">Time series plots and status summary. C</text:span><text:span text:style-name="T5">ode in TSPlots.R</text:span></text:p>
              </text:list-item>
              <text:list-item>
                <text:p text:style-name="P3"><text:span text:style-name="T6">Table: </text:span><text:span text:style-name="T7"><text:s/>Interactive table and download. C</text:span><text:span text:style-name="T5">ode in DataTable.R</text:span></text:p>
              </text:list-item>
              <text:list-item>
                <text:p text:style-name="P1"><text:span text:style-name="T6">HistoSummary: </text:span><text:span text:style-name="T7"><text:s/>Histograms of metric values. C</text:span><text:span text:style-name="T5">ode in HistogramSummary.R</text:span></text:p>
              </text:list-item>
            </text:list>
            <text:p text:style-name="P4"><text:span text:style-name="T2"/></text:p>
            <text:p text:style-name="P4"><text:span text:style-name="T2">How to go about adding a new component::</text:span></text:p>
            <text:list text:style-name="L2">
              <text:list-item>
                <text:p text:style-name="P3"><text:span text:style-name="T5">In UI.R add the line </text:span></text:p>
              </text:list-item>
            </text:list>
            <text:p text:style-name="P3"><text:span text:style-name="T5"><text:tab/></text:span><text:span text:style-name="T8">bsCollapsePanel(title = "your title", uiOutput("box_YourComponent"), value='YourComponent', ...)</text:span><text:span text:style-name="T5"> </text:span></text:p>
            <text:list text:continue-numbering="true" text:style-name="L2">
              <text:list-item>
                <text:p text:style-name="P1"><text:span text:style-name="T5">Create YourComponent.R. Rely on what is defined in global.R and SharedComponents.R to get access to data and selection info.</text:span></text:p>
              </text:list-item>
              <text:list-item>
                <text:p text:style-name="P1"><text:span text:style-name="T5">At a minimum, YourComponent.R needs to provide a render statement of the form </text:span></text:p>
              </text:list-item>
            </text:list>
            <text:p text:style-name="P1"><text:span text:style-name="T2"><text:tab/></text:span><text:span text:style-name="T8">output$box_YourComponent <text:s/>&lt;- renderUI({ ... render code here ...})</text:span></text:p>
            <text:list text:continue-numbering="true" text:style-name="L2">
              <text:list-item>
                <text:p text:style-name="P1"><text:span text:style-name="T9">Input and output widgets may also be added dynamically to the sidebar – use the InfoPane functions defined in SharedComponents.R for this.</text:span></text:p>
              </text:list-item>
              <text:list-item>
                <text:p text:style-name="P1"><text:span text:style-name="T2">In server.R add the line </text:span></text:p>
              </text:list-item>
            </text:list>
            <text:p text:style-name="P1"><text:span text:style-name="T2"><text:tab/></text:span><text:span text:style-name="T8">source('YourComponent.R', local=TRUE)</text:span></text:p>
            <text:list text:continue-numbering="true" text:style-name="L2">
              <text:list-item>
                <text:p text:style-name="P1"><text:span text:style-name="T9">Since your code needs to be local to server.R, namespacing through putting the code into an R package is not an option. Preface names of any functions and reactive datastructures you define with an identifier uique to your component to avoid poluting the server namespace. <text:s/></text:span></text:p>
              </text:list-item>
            </text:list>
            <text:p text:style-name="P1"><text:span text:style-name="T8"/></text:p>
            <text:list text:style-name="L1">
              <text:list-header>
                <text:p text:style-name="P5"/>
              </text:list-header>
            </text:list>
          </draw:text-box>
        </draw:frame>
      </draw:page>
      <draw:page draw:name="CU data" draw:style-name="dp1" draw:master-page-name="Default">
        <draw:line draw:style-name="gr2" draw:text-style-name="P7" draw:layer="layout" svg:x1="9.9cm" svg:y1="10.3cm" svg:x2="20.9cm" svg:y2="16.1cm">
          <text:p/>
        </draw:line>
        <draw:line draw:style-name="gr3" draw:text-style-name="P7" draw:layer="layout" svg:x1="11.2cm" svg:y1="5.9cm" svg:x2="20.6cm" svg:y2="18.9cm">
          <text:p/>
        </draw:line>
        <draw:line draw:style-name="gr3" draw:text-style-name="P7" draw:layer="layout" svg:x1="23.6cm" svg:y1="6cm" svg:x2="21.8cm" svg:y2="19cm">
          <text:p/>
        </draw:line>
        <draw:line draw:style-name="gr2" draw:text-style-name="P7" draw:layer="layout" svg:x1="6.7cm" svg:y1="7.6cm" svg:x2="7.5cm" svg:y2="16.3cm">
          <text:p/>
        </draw:line>
        <draw:line draw:style-name="gr2" draw:text-style-name="P7" draw:layer="layout" svg:x1="7.7cm" svg:y1="10.8cm" svg:x2="7.9cm" svg:y2="16.3cm">
          <text:p/>
        </draw:line>
        <draw:line draw:style-name="gr2" draw:text-style-name="P7" draw:layer="layout" svg:x1="24.7cm" svg:y1="6.1cm" svg:x2="23.1cm" svg:y2="16cm">
          <text:p/>
        </draw:line>
        <draw:line draw:style-name="gr2" draw:text-style-name="P7" draw:layer="layout" svg:x1="20.9cm" svg:y1="5.6cm" svg:x2="10.1cm" svg:y2="16.7cm">
          <text:p/>
        </draw:line>
        <draw:line draw:style-name="gr2" draw:text-style-name="P7" draw:layer="layout" svg:x1="9.6cm" svg:y1="6cm" svg:x2="8.4cm" svg:y2="16.3cm">
          <text:p/>
        </draw:line>
        <draw:custom-shape draw:style-name="gr4" draw:text-style-name="P8" draw:layer="layout" svg:width="5.5cm" svg:height="1.9cm" svg:x="13.6cm" svg:y="1.3cm">
          <text:p text:style-name="P8"><text:span text:style-name="T10">Metrics time series </text:span></text:p>
          <text:p text:style-name="P8"><text:span text:style-name="T11">(METRICS_FILE_BY_CU.csv)</text:span></text:p>
          <draw:enhanced-geometry svg:viewBox="0 0 21600 21600" draw:type="rectangle" draw:enhanced-path="M 0 0 L 21600 0 21600 21600 0 21600 0 0 Z N"/>
        </draw:custom-shape>
        <draw:custom-shape draw:style-name="gr5" draw:text-style-name="P8" draw:layer="layout" svg:width="6.3cm" svg:height="1.9cm" svg:x="20.3cm" svg:y="1.3cm">
          <text:p text:style-name="P8"><text:span text:style-name="T10">CU time series</text:span></text:p>
          <text:p text:style-name="P8"><text:span text:style-name="T11">(MERGED_FLAT_FILE_BY_CU.csv)</text:span></text:p>
          <draw:enhanced-geometry svg:viewBox="0 0 21600 21600" draw:type="rectangle" draw:enhanced-path="M 0 0 L 21600 0 21600 21600 0 21600 0 0 Z N"/>
        </draw:custom-shape>
        <draw:custom-shape draw:style-name="gr6" draw:text-style-name="P8" draw:layer="layout" svg:width="4.4cm" svg:height="1.7cm" svg:x="2.2cm" svg:y="3.8cm">
          <text:p text:style-name="P8"><text:span text:style-name="T10">CU attributes </text:span></text:p>
          <text:p text:style-name="P8"><text:span text:style-name="T5">(CULookup.csv)</text:span></text:p>
          <draw:enhanced-geometry svg:viewBox="0 0 21600 21600" draw:type="rectangle" draw:enhanced-path="M 0 0 L 21600 0 21600 21600 0 21600 0 0 Z N"/>
        </draw:custom-shape>
        <draw:custom-shape draw:style-name="gr7" draw:text-style-name="P9" draw:layer="layout" svg:width="6cm" svg:height="1.4cm" svg:x="6.8cm" svg:y="1.5cm">
          <text:p text:style-name="P8"><text:span text:style-name="T10">CU attribute information </text:span></text:p>
          <text:p text:style-name="P8"><text:span text:style-name="T10">(various sources)</text:span></text:p>
          <draw:enhanced-geometry svg:viewBox="0 0 21600 21600" draw:type="rectangle" draw:enhanced-path="M 0 0 L 21600 0 21600 21600 0 21600 0 0 Z N"/>
        </draw:custom-shape>
        <draw:custom-shape draw:style-name="gr8" draw:text-style-name="P8" draw:layer="layout" svg:width="7.6cm" svg:height="1.7cm" svg:x="1.3cm" svg:y="11.5cm">
          <text:p text:style-name="P8"><text:span text:style-name="T10">CU boundaries </text:span></text:p>
          <text:p text:style-name="P8"><text:span text:style-name="T11">(All_Species_CU_Boundaries_Fraser.gpkg)</text:span></text:p>
          <draw:enhanced-geometry svg:viewBox="0 0 21600 21600" draw:type="rectangle" draw:enhanced-path="M 0 0 L 21600 0 21600 21600 0 21600 0 0 Z N"/>
        </draw:custom-shape>
        <draw:custom-shape draw:style-name="gr9" draw:text-style-name="P11" draw:layer="layout" svg:width="4.4cm" svg:height="1.5cm" svg:x="11.3cm" svg:y="11.4cm">
          <text:p text:style-name="P10"><text:span text:style-name="T10">data.filter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draw:layer="layout" svg:width="6cm" svg:height="1.5cm" svg:x="7.9cm" svg:y="7.1cm">
          <text:p text:style-name="P10"><text:span text:style-name="T10">data.CU.Lookup.filter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3" draw:layer="layout" svg:width="3.7cm" svg:height="1.3cm" svg:x="6cm" svg:y="16.6cm">
          <text:p text:style-name="P12"><text:span text:style-name="T1">Ma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3" draw:layer="layout" svg:width="3.7cm" svg:height="1.3cm" svg:x="20.3cm" svg:y="16.4cm">
          <text:p text:style-name="P12"><text:span text:style-name="T1">Tab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3" draw:layer="layout" svg:width="7cm" svg:height="1.3cm" svg:x="18.7cm" svg:y="19.2cm">
          <text:p text:style-name="P12"><text:span text:style-name="T1">Time Series &amp; Status 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3" draw:layer="layout" svg:width="7cm" svg:height="1.3cm" svg:x="4.8cm" svg:y="18.7cm">
          <text:p text:style-name="P12"><text:span text:style-name="T1">Parallel Coordinat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3" draw:layer="layout" svg:width="7cm" svg:height="1.3cm" svg:x="12.3cm" svg:y="15.7cm">
          <text:p text:style-name="P12"><text:span text:style-name="T1">Histogram Summ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1" draw:layer="layout" svg:width="6cm" svg:height="1.3cm" svg:x="4.2cm" svg:y="9.2cm">
          <text:p text:style-name="P10"><text:span text:style-name="T10">data.currentC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7" draw:layer="layout" svg:x1="6.8cm" svg:y1="4.7cm" svg:x2="7.7cm" svg:y2="4.9cm">
          <text:p/>
        </draw:line>
        <draw:line draw:style-name="gr2" draw:text-style-name="P7" draw:layer="layout" svg:x1="6.5cm" svg:y1="3.1cm" svg:x2="5.7cm" svg:y2="3.7cm">
          <text:p/>
        </draw:line>
        <draw:line draw:style-name="gr2" draw:text-style-name="P7" draw:layer="layout" svg:x1="16.5cm" svg:y1="3.4cm" svg:x2="16.5cm" svg:y2="4.1cm">
          <text:p/>
        </draw:line>
        <draw:line draw:style-name="gr2" draw:text-style-name="P7" draw:layer="layout" svg:x1="8.2cm" svg:y1="8.4cm" svg:x2="7.3cm" svg:y2="9.1cm">
          <text:p/>
        </draw:line>
        <draw:line draw:style-name="gr2" draw:text-style-name="P7" draw:layer="layout" svg:x1="4.8cm" svg:y1="13.4cm" svg:x2="4.8cm" svg:y2="14.2cm">
          <text:p/>
        </draw:line>
        <draw:custom-shape draw:style-name="gr14" draw:text-style-name="P14" draw:layer="layout" svg:width="4.199cm" svg:height="1.299cm" svg:x="8.001cm" svg:y="4.501cm">
          <text:p text:style-name="P10"><text:span text:style-name="T10">data.CU.Looku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4" draw:layer="layout" svg:width="5.199cm" svg:height="1.299cm" svg:x="13.9cm" svg:y="4.201cm">
          <text:p text:style-name="P10"><text:span text:style-name="T10">data.CU.MetricSeri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4" draw:layer="layout" svg:width="6cm" svg:height="1.4cm" svg:x="1.8cm" svg:y="14.3cm">
          <text:p text:style-name="P10"><text:span text:style-name="T10">data.CU.Spati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7" draw:layer="layout" svg:x1="6.4cm" svg:y1="15.8cm" svg:x2="7.3cm" svg:y2="16.4cm">
          <text:p/>
        </draw:line>
        <draw:line draw:style-name="gr2" draw:text-style-name="P7" draw:layer="layout" svg:x1="10.2cm" svg:y1="6cm" svg:x2="10.2cm" svg:y2="6.9cm">
          <text:p/>
        </draw:line>
        <draw:line draw:style-name="gr2" draw:text-style-name="P7" draw:layer="layout" svg:x1="16.8cm" svg:y1="6.2cm" svg:x2="16.8cm" svg:y2="7.1cm">
          <text:p/>
        </draw:line>
        <draw:custom-shape draw:style-name="gr17" draw:text-style-name="P14" draw:layer="layout" svg:width="5.64cm" svg:height="1.299cm" svg:x="20.7cm" svg:y="4.6cm">
          <text:p text:style-name="P10"><text:span text:style-name="T10">data.CU.TimeSeri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7" draw:layer="layout" svg:x1="23.7cm" svg:y1="3.5cm" svg:x2="23.7cm" svg:y2="4.4cm">
          <text:p/>
        </draw:line>
        <draw:custom-shape draw:style-name="gr18" draw:text-style-name="P14" draw:layer="layout" svg:width="8.6cm" svg:height="1.299cm" svg:x="15.1cm" svg:y="5.8cm">
          <text:p text:style-name="P10"><text:span text:style-name="T10">data.CU.MetricsSeries.MetricNam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4" draw:layer="layout" svg:width="8.6cm" svg:height="1.299cm" svg:x="16.3cm" svg:y="10.101cm">
          <text:p text:style-name="P10"><text:span text:style-name="T10">data.CU.Metrics.Yea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4" draw:layer="layout" svg:width="4.199cm" svg:height="1.299cm" svg:x="12.401cm" svg:y="9cm">
          <text:p text:style-name="P10"><text:span text:style-name="T10">data.CU.Metr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7" draw:layer="layout" svg:x1="18.7cm" svg:y1="5.2cm" svg:x2="19.2cm" svg:y2="5.7cm">
          <text:p/>
        </draw:line>
        <draw:line draw:style-name="gr2" draw:text-style-name="P7" draw:layer="layout" svg:x1="16.6cm" svg:y1="9.9cm" svg:x2="17.4cm" svg:y2="10.3cm">
          <text:p/>
        </draw:line>
        <draw:line draw:style-name="gr2" draw:text-style-name="P7" draw:layer="layout" svg:x1="14.7cm" svg:y1="5.5cm" svg:x2="14.5cm" svg:y2="8.8cm">
          <text:p/>
        </draw:line>
        <draw:line draw:style-name="gr2" draw:text-style-name="P7" draw:layer="layout" svg:x1="14.4cm" svg:y1="10.4cm" svg:x2="14.1cm" svg:y2="11.2cm">
          <text:p/>
        </draw:line>
        <draw:custom-shape draw:style-name="gr19" draw:text-style-name="P11" draw:layer="layout" svg:width="7.1cm" svg:height="1.3cm" svg:x="12cm" svg:y="17.8cm">
          <text:p text:style-name="P10"><text:span text:style-name="T10">data.currentSelection[[‘C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7" draw:layer="layout" svg:x1="11cm" svg:y1="9cm" svg:x2="9cm" svg:y2="16.3cm">
          <text:p/>
        </draw:line>
        <draw:line draw:style-name="gr2" draw:text-style-name="P7" draw:layer="layout" svg:x1="15.6cm" svg:y1="12.8cm" svg:x2="21.6cm" svg:y2="16cm">
          <text:p/>
        </draw:line>
        <draw:line draw:style-name="gr2" draw:text-style-name="P7" draw:layer="layout" svg:x1="13.1cm" svg:y1="13.1cm" svg:x2="10.4cm" svg:y2="18.5cm">
          <text:p/>
        </draw:line>
        <draw:line draw:style-name="gr2" draw:text-style-name="P7" draw:layer="layout" svg:x1="12.3cm" svg:y1="13cm" svg:x2="9.6cm" svg:y2="16.4cm">
          <text:p/>
        </draw:line>
        <draw:line draw:style-name="gr2" draw:text-style-name="P7" draw:layer="layout" svg:x1="14.4cm" svg:y1="13.2cm" svg:x2="15.4cm" svg:y2="15.4cm">
          <text:p/>
        </draw:line>
        <draw:line draw:style-name="gr2" draw:text-style-name="P7" draw:layer="layout" svg:x1="12.3cm" svg:y1="17.8cm" svg:x2="9.9cm" svg:y2="17.2cm">
          <text:p/>
        </draw:line>
        <draw:line draw:style-name="gr2" draw:text-style-name="P7" draw:layer="layout" svg:x1="12.7cm" svg:y1="19.1cm" svg:x2="11.8cm" svg:y2="19.4cm">
          <text:p/>
        </draw:line>
        <draw:line draw:style-name="gr2" draw:text-style-name="P7" draw:layer="layout" svg:x1="15.7cm" svg:y1="17.7cm" svg:x2="15.7cm" svg:y2="17.1cm">
          <text:p/>
        </draw:line>
        <draw:line draw:style-name="gr2" draw:text-style-name="P7" draw:layer="layout" svg:x1="19.3cm" svg:y1="18.1cm" svg:x2="20.1cm" svg:y2="17.7cm">
          <text:p/>
        </draw:line>
        <draw:line draw:style-name="gr2" draw:text-style-name="P7" draw:layer="layout" svg:x1="19.4cm" svg:y1="18.6cm" svg:x2="20.1cm" svg:y2="19cm">
          <text:p/>
        </draw:line>
        <draw:custom-shape draw:style-name="gr20" draw:text-style-name="P14" draw:layer="layout" svg:width="10.2cm" svg:height="1.299cm" svg:x="14.9cm" svg:y="7.8cm">
          <text:p text:style-name="P10"><text:span text:style-name="T10">data.CU.MetricsSeries.StatusMetricNam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7" draw:layer="layout" svg:x1="19.5cm" svg:y1="7.1cm" svg:x2="19.5cm" svg:y2="7.8cm">
          <text:p/>
        </draw:line>
        <draw:custom-shape draw:style-name="gr14" draw:text-style-name="P14" draw:layer="layout" svg:width="4.199cm" svg:height="1.299cm" svg:x="4.8cm" svg:y="6.101cm">
          <text:p text:style-name="P10"><text:span text:style-name="T10">data.C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7" draw:layer="layout" svg:x1="8.5cm" svg:y1="5.7cm" svg:x2="8.1cm" svg:y2="6.1cm">
          <text:p/>
        </draw:line>
        <draw:line draw:style-name="gr3" draw:text-style-name="P7" draw:layer="layout" svg:x1="15.5cm" svg:y1="10.5cm" svg:x2="21.3cm" svg:y2="19cm">
          <text:p/>
        </draw:line>
        <draw:frame draw:style-name="gr21" draw:text-style-name="P16" draw:layer="layout" svg:width="4.6cm" svg:height="1.673cm" svg:x="1.2cm" svg:y="1.7cm">
          <draw:text-box>
            <text:p text:style-name="P15"><text:span text:style-name="T12">CU-level Data</text:span></text:p>
          </draw:text-box>
        </draw:frame>
      </draw:page>
      <draw:page draw:name="Site data" draw:style-name="dp1" draw:master-page-name="Default">
        <draw:line draw:style-name="gr3" draw:text-style-name="P7" draw:layer="layout" svg:x1="10.765cm" svg:y1="5.967cm" svg:x2="19.5cm" svg:y2="18.8cm">
          <text:p/>
        </draw:line>
        <draw:line draw:style-name="gr3" draw:text-style-name="P7" draw:layer="layout" svg:x1="20.7cm" svg:y1="6.7cm" svg:x2="20.9cm" svg:y2="18.7cm">
          <text:p/>
        </draw:line>
        <draw:line draw:style-name="gr2" draw:text-style-name="P7" draw:layer="layout" svg:x1="6.6cm" svg:y1="7.5cm" svg:x2="7.2cm" svg:y2="15cm">
          <text:p/>
        </draw:line>
        <draw:line draw:style-name="gr2" draw:text-style-name="P7" draw:layer="layout" svg:x1="7.7cm" svg:y1="10.7cm" svg:x2="7.8cm" svg:y2="15cm">
          <text:p/>
        </draw:line>
        <draw:line draw:style-name="gr2" draw:text-style-name="P7" draw:layer="layout" svg:x1="20.1cm" svg:y1="6.8cm" svg:x2="20.1cm" svg:y2="15cm">
          <text:p/>
        </draw:line>
        <draw:line draw:style-name="gr2" draw:text-style-name="P7" draw:layer="layout" svg:x1="9.8cm" svg:y1="5.9cm" svg:x2="8.6cm" svg:y2="15cm">
          <text:p/>
        </draw:line>
        <draw:custom-shape draw:style-name="gr5" draw:text-style-name="P8" draw:layer="layout" svg:width="6.3cm" svg:height="1.9cm" svg:x="16.8cm" svg:y="2cm">
          <text:p text:style-name="P8"><text:span text:style-name="T10">Pop time series</text:span></text:p>
          <text:p text:style-name="P8"><text:span text:style-name="T11">(MERGED_FLAT_FILE_BY_POP.csv)</text:span></text:p>
          <draw:enhanced-geometry svg:viewBox="0 0 21600 21600" draw:type="rectangle" draw:enhanced-path="M 0 0 L 21600 0 21600 21600 0 21600 0 0 Z N"/>
        </draw:custom-shape>
        <draw:custom-shape draw:style-name="gr22" draw:text-style-name="P8" draw:layer="layout" svg:width="5.4cm" svg:height="1.601cm" svg:x="1.2cm" svg:y="4cm">
          <text:p text:style-name="P8"><text:span text:style-name="T10">Site attributes </text:span></text:p>
          <text:p text:style-name="P8"><text:span text:style-name="T5">(PopLookup.csv)</text:span></text:p>
          <draw:enhanced-geometry svg:viewBox="0 0 21600 21600" draw:type="rectangle" draw:enhanced-path="M 0 0 L 21600 0 21600 21600 0 21600 0 0 Z N"/>
        </draw:custom-shape>
        <draw:custom-shape draw:style-name="gr7" draw:text-style-name="P9" draw:layer="layout" svg:width="6cm" svg:height="1.4cm" svg:x="7.9cm" svg:y="2.1cm">
          <text:p text:style-name="P8"><text:span text:style-name="T10">Site attribute information </text:span></text:p>
          <text:p text:style-name="P8"><text:span text:style-name="T10">(various sources)</text:span></text:p>
          <draw:enhanced-geometry svg:viewBox="0 0 21600 21600" draw:type="rectangle" draw:enhanced-path="M 0 0 L 21600 0 21600 21600 0 21600 0 0 Z N"/>
        </draw:custom-shape>
        <draw:custom-shape draw:style-name="gr10" draw:text-style-name="P11" draw:layer="layout" svg:width="6cm" svg:height="1.5cm" svg:x="7.7cm" svg:y="7.101cm">
          <text:p text:style-name="P10"><text:span text:style-name="T10">data.Pop.Lookup.filter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3" draw:layer="layout" svg:width="3.7cm" svg:height="1.3cm" svg:x="6.3cm" svg:y="15.3cm">
          <text:p text:style-name="P12"><text:span text:style-name="T1">Ma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3" draw:layer="layout" svg:width="3.7cm" svg:height="1.3cm" svg:x="18.3cm" svg:y="15.4cm">
          <text:p text:style-name="P12"><text:span text:style-name="T1">Tab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3" draw:layer="layout" svg:width="7cm" svg:height="1.3cm" svg:x="18.4cm" svg:y="19.001cm">
          <text:p text:style-name="P12"><text:span text:style-name="T1">Time Series &amp; Status 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1" draw:layer="layout" svg:width="6cm" svg:height="1.3cm" svg:x="4.2cm" svg:y="9.201cm">
          <text:p text:style-name="P10"><text:span text:style-name="T10">data.currentPop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7" draw:layer="layout" svg:x1="6.8cm" svg:y1="4.701cm" svg:x2="8.2cm" svg:y2="4.9cm">
          <text:p/>
        </draw:line>
        <draw:line draw:style-name="gr2" draw:text-style-name="P7" draw:layer="layout" svg:x1="7.7cm" svg:y1="3.4cm" svg:x2="6.6cm" svg:y2="3.8cm">
          <text:p/>
        </draw:line>
        <draw:line draw:style-name="gr2" draw:text-style-name="P7" draw:layer="layout" svg:x1="8.2cm" svg:y1="8.401cm" svg:x2="7.3cm" svg:y2="9.101cm">
          <text:p/>
        </draw:line>
        <draw:custom-shape draw:style-name="gr14" draw:text-style-name="P14" draw:layer="layout" svg:width="4.199cm" svg:height="1.299cm" svg:x="8.501cm" svg:y="4.401cm">
          <text:p text:style-name="P10"><text:span text:style-name="T10">data.Pop.Looku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7" draw:layer="layout" svg:x1="10.5cm" svg:y1="5.8cm" svg:x2="10.5cm" svg:y2="6.901cm">
          <text:p/>
        </draw:line>
        <draw:custom-shape draw:style-name="gr17" draw:text-style-name="P14" draw:layer="layout" svg:width="5.64cm" svg:height="1.299cm" svg:x="17cm" svg:y="5.201cm">
          <text:p text:style-name="P10"><text:span text:style-name="T10">data.Pop.TimeSeri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7" draw:layer="layout" svg:x1="20.1cm" svg:y1="4.2cm" svg:x2="20.1cm" svg:y2="5.1cm">
          <text:p/>
        </draw:line>
        <draw:custom-shape draw:style-name="gr23" draw:text-style-name="P11" draw:layer="layout" svg:width="7.5cm" svg:height="1.7cm" svg:x="11cm" svg:y="17cm">
          <text:p text:style-name="P10"><text:span text:style-name="T10">data.currentSelection[[‘Pop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7" draw:layer="layout" svg:x1="10.9cm" svg:y1="8.701cm" svg:x2="9.3cm" svg:y2="15.1cm">
          <text:p/>
        </draw:line>
        <draw:line draw:style-name="gr2" draw:text-style-name="P7" draw:layer="layout" svg:x1="12.4cm" svg:y1="17.1cm" svg:x2="10.2cm" svg:y2="16.4cm">
          <text:p/>
        </draw:line>
        <draw:line draw:style-name="gr2" draw:text-style-name="P7" draw:layer="layout" svg:x1="17.2cm" svg:y1="17cm" svg:x2="18.2cm" svg:y2="16.5cm">
          <text:p/>
        </draw:line>
        <draw:line draw:style-name="gr2" draw:text-style-name="P7" draw:layer="layout" svg:x1="17.5cm" svg:y1="18.7cm" svg:x2="18.2cm" svg:y2="19.1cm">
          <text:p/>
        </draw:line>
        <draw:line draw:style-name="gr2" draw:text-style-name="P7" draw:layer="layout" svg:x1="13.3cm" svg:y1="8.5cm" svg:x2="18.9cm" svg:y2="15cm">
          <text:p/>
        </draw:line>
        <draw:custom-shape draw:style-name="gr14" draw:text-style-name="P14" draw:layer="layout" svg:width="4.199cm" svg:height="1.299cm" svg:x="4.8cm" svg:y="6.089cm">
          <text:p text:style-name="P10"><text:span text:style-name="T10">data.Pop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7" draw:layer="layout" svg:x1="8.7cm" svg:y1="5.4cm" svg:x2="8.1cm" svg:y2="6.088cm">
          <text:p/>
        </draw:line>
        <draw:line draw:style-name="gr2" draw:text-style-name="P7" draw:layer="layout" svg:x1="10.2cm" svg:y1="10.2cm" svg:x2="18.3cm" svg:y2="15.2cm">
          <text:p/>
        </draw:line>
        <draw:frame draw:style-name="gr21" draw:text-style-name="P16" draw:layer="layout" svg:width="5.3cm" svg:height="1.673cm" svg:x="1.6cm" svg:y="1.6cm">
          <draw:text-box>
            <text:p text:style-name="P15"><text:span text:style-name="T12">Site-level Data</text:span></text:p>
          </draw:text-box>
        </draw:frame>
      </draw:page>
      <draw:page draw:name="Stream data" draw:style-name="dp1" draw:master-page-name="Default">
        <draw:line draw:style-name="gr24" draw:text-style-name="P7" draw:layer="layout" svg:x1="10.6cm" svg:y1="8cm" svg:x2="13.5cm" svg:y2="16cm">
          <text:p/>
        </draw:line>
        <draw:custom-shape draw:style-name="gr25" draw:text-style-name="P8" draw:layer="layout" svg:width="8.3cm" svg:height="1.7cm" svg:x="6.1cm" svg:y="3.8cm">
          <text:p text:style-name="P17"><text:span text:style-name="T10">Stream network</text:span></text:p>
          <text:p text:style-name="P17"><text:span text:style-name="T5">(StreamNetwork_Fraser.gpkg)</text:span></text:p>
          <draw:enhanced-geometry svg:viewBox="0 0 21600 21600" draw:type="rectangle" draw:enhanced-path="M 0 0 L 21600 0 21600 21600 0 21600 0 0 Z N"/>
        </draw:custom-shape>
        <draw:custom-shape draw:style-name="gr11" draw:text-style-name="P13" draw:layer="layout" svg:width="3.7cm" svg:height="1.3cm" svg:x="12cm" svg:y="16.3cm">
          <text:p text:style-name="P12"><text:span text:style-name="T1">Ma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7" draw:layer="layout" svg:x1="19.1cm" svg:y1="7.9cm" svg:x2="15.4cm" svg:y2="15.9cm">
          <text:p/>
        </draw:line>
        <draw:custom-shape draw:style-name="gr16" draw:text-style-name="P14" draw:layer="layout" svg:width="6cm" svg:height="1.4cm" svg:x="7.2cm" svg:y="6.3cm">
          <text:p text:style-name="P10"><text:span text:style-name="T10">data.Stream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7" draw:layer="layout" svg:x1="8.9cm" svg:y1="10cm" svg:x2="12.3cm" svg:y2="16cm">
          <text:p/>
        </draw:line>
        <draw:custom-shape draw:style-name="gr25" draw:text-style-name="P8" draw:layer="layout" svg:width="8.3cm" svg:height="1.7cm" svg:x="14.9cm" svg:y="3.8cm">
          <text:p text:style-name="P17"><text:span text:style-name="T10">Extended stream network</text:span></text:p>
          <text:p text:style-name="P17"><text:span text:style-name="T5">(StreamNetwork_Fraser_extended.gpkg)</text:span></text:p>
          <draw:enhanced-geometry svg:viewBox="0 0 21600 21600" draw:type="rectangle" draw:enhanced-path="M 0 0 L 21600 0 21600 21600 0 21600 0 0 Z N"/>
        </draw:custom-shape>
        <draw:custom-shape draw:style-name="gr16" draw:text-style-name="P14" draw:layer="layout" svg:width="6cm" svg:height="1.4cm" svg:x="16cm" svg:y="6.3cm">
          <text:p text:style-name="P10"><text:span text:style-name="T10">data.Streams.Extend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4" draw:layer="layout" svg:width="6cm" svg:height="1.4cm" svg:x="4.1cm" svg:y="8.5cm">
          <text:p text:style-name="P10"><text:span text:style-name="T10">data.Watershe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7" draw:layer="layout" svg:x1="9.4cm" svg:y1="7.9cm" svg:x2="8.9cm" svg:y2="8.5cm">
          <text:p/>
        </draw:line>
        <draw:line draw:style-name="gr24" draw:text-style-name="P7" draw:layer="layout" svg:x1="10.3cm" svg:y1="5.6cm" svg:x2="10.3cm" svg:y2="6.2cm">
          <text:p/>
        </draw:line>
        <draw:line draw:style-name="gr24" draw:text-style-name="P7" draw:layer="layout" svg:x1="19cm" svg:y1="5.6cm" svg:x2="19cm" svg:y2="6.2cm">
          <text:p/>
        </draw:line>
        <draw:frame draw:style-name="gr21" draw:text-style-name="P16" draw:layer="layout" svg:width="5.3cm" svg:height="1.673cm" svg:x="1.6cm" svg:y="1.601cm">
          <draw:text-box>
            <text:p text:style-name="P15"><text:span text:style-name="T12">Stream Data</text:span></text:p>
          </draw:text-box>
        </draw:frame>
      </draw:page>
      <draw:page draw:name="Data flow diagram components" draw:style-name="dp1" draw:master-page-name="Default">
        <draw:custom-shape draw:style-name="gr26" draw:text-style-name="P8" draw:layer="layout" svg:width="10cm" svg:height="1.6cm" svg:x="1.8cm" svg:y="3.6cm">
          <text:p text:style-name="P8"><text:span text:style-name="T10">An input file </text:span></text:p>
          <draw:enhanced-geometry svg:viewBox="0 0 21600 21600" draw:type="rectangle" draw:enhanced-path="M 0 0 L 21600 0 21600 21600 0 21600 0 0 Z N"/>
        </draw:custom-shape>
        <draw:custom-shape draw:style-name="gr27" draw:text-style-name="P11" draw:layer="layout" svg:width="11.2cm" svg:height="3.199cm" svg:x="1.2cm" svg:y="12.701cm">
          <text:p text:style-name="P10"><text:span text:style-name="T10">A reactive shared data structure</text:span></text:p>
          <text:p text:style-name="P10"><text:span text:style-name="T10">available to all modules</text:span></text:p>
          <text:p text:style-name="P10"><text:span text:style-name="T10">(filtered datasets and current sele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3" draw:layer="layout" svg:width="8.9cm" svg:height="3.001cm" svg:x="2.3cm" svg:y="16.899cm">
          <text:p text:style-name="P12"><text:span text:style-name="T1">A module </text:span></text:p>
          <text:p text:style-name="P12"><text:span text:style-name="T1">(functional component in the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4" draw:layer="layout" svg:width="10.499cm" svg:height="2.5cm" svg:x="1.501cm" svg:y="8.7cm">
          <text:p text:style-name="P10"><text:span text:style-name="T10">A global data structure </text:span></text:p>
          <text:p text:style-name="P10"><text:span text:style-name="T5">(created at startup of shiny server </text:span></text:p>
          <text:p text:style-name="P10"><text:span text:style-name="T5">and available to all modules)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8" draw:layer="layout" svg:width="12.946cm" svg:height="6.521cm" svg:x="12.854cm" svg:y="1.179cm">
          <text:p text:style-name="P18"><text:span text:style-name="T13">Input Files (located in data directory)</text:span></text:p>
          <text:p text:style-name="P19"><text:span text:style-name="T5">From SoS database:</text:span></text:p>
          <text:list text:style-name="L4">
            <text:list-item>
              <text:p text:style-name="P19"><text:span text:style-name="T14">METRICS_FILE_BY_CU.csv</text:span><text:span text:style-name="T11">: CU metrics data</text:span></text:p>
            </text:list-item>
            <text:list-item>
              <text:p text:style-name="P19"><text:span text:style-name="T14">MERGED_FLAT_FILE_BY_CU.csv</text:span><text:span text:style-name="T11">: CU time series data</text:span></text:p>
            </text:list-item>
            <text:list-item>
              <text:p text:style-name="P19"><text:span text:style-name="T14">MERGED_FLAT_FILE_BY_POP.csv</text:span><text:span text:style-name="T11">: Pop time series data</text:span></text:p>
            </text:list-item>
          </text:list>
          <text:p text:style-name="P19"><text:span text:style-name="T5"/></text:p>
          <text:p text:style-name="P19"><text:span text:style-name="T5">Spatial data:</text:span></text:p>
          <text:list text:continue-numbering="true" text:style-name="L4">
            <text:list-item>
              <text:p text:style-name="P19"><text:span text:style-name="T14">All_Species_CU_Boundaries_Fraser.gpkg</text:span><text:span text:style-name="T11">: Cu boundary polygons</text:span></text:p>
            </text:list-item>
            <text:list-item>
              <text:p text:style-name="P19"><text:span text:style-name="T14">StreamNetwork_Fraser.gpkg</text:span><text:span text:style-name="T11">: Stream segments with CU and site info</text:span></text:p>
            </text:list-item>
            <text:list-item>
              <text:p text:style-name="P19"><text:span text:style-name="T14">StreamNetwork_Fraser_extended.gpkg</text:span><text:span text:style-name="T11">: segments extended upstream</text:span></text:p>
              <text:p text:style-name="P19"><text:span text:style-name="T5"/></text:p>
            </text:list-item>
          </text:list>
          <text:p text:style-name="P19"><text:span text:style-name="T5">Lookup files:</text:span></text:p>
          <text:list text:continue-numbering="true" text:style-name="L4">
            <text:list-item>
              <text:p text:style-name="P19"><text:span text:style-name="T14">CULookup.csv</text:span><text:span text:style-name="T11">: matching of CU_IDs across input files &amp; CU attributes</text:span></text:p>
            </text:list-item>
            <text:list-item>
              <text:p text:style-name="P20"><text:span text:style-name="T14">PopLookup.csv:</text:span><text:span text:style-name="T11"> matching of Pop IDs across input files &amp; site attributes</text:span></text:p>
            </text:list-item>
          </text:list>
          <draw:enhanced-geometry svg:viewBox="0 0 21600 21600" draw:type="rectangle" draw:enhanced-path="M 0 0 L 21600 0 21600 21600 0 21600 0 0 Z N"/>
        </draw:custom-shape>
        <draw:custom-shape draw:style-name="gr31" draw:text-style-name="P23" draw:layer="layout" svg:width="12.761cm" svg:height="5.006cm" svg:x="12.839cm" svg:y="7.806cm">
          <text:p text:style-name="P21"><text:span text:style-name="T4">Global Data Structures (defined in global.R)</text:span></text:p>
          <text:list text:style-name="L4">
            <text:list-item>
              <text:p text:style-name="P22"><text:span text:style-name="T14">data.CU.Lookup</text:span><text:span text:style-name="T11">: CU attribute table </text:span></text:p>
            </text:list-item>
            <text:list-item>
              <text:p text:style-name="P22"><text:span text:style-name="T14">data.CU.MetricsSeries</text:span><text:span text:style-name="T11">: contents of METRICS_FILE_BY_CU.csv </text:span></text:p>
            </text:list-item>
            <text:list-item>
              <text:p text:style-name="P22"><text:span text:style-name="T14">data.CU.Metrics</text:span><text:span text:style-name="T11">: data.CU.MetricsSeries rearranged, one col per metric</text:span></text:p>
            </text:list-item>
            <text:list-item>
              <text:p text:style-name="P22"><text:span text:style-name="T14">data.CU.MetricsSeries.Names</text:span><text:span text:style-name="T11">: names of the available metrics</text:span></text:p>
            </text:list-item>
            <text:list-item>
              <text:p text:style-name="P22"><text:span text:style-name="T14">data.CU.Metrics.Years</text:span><text:span text:style-name="T11">: available assessment years</text:span></text:p>
            </text:list-item>
            <text:list-item>
              <text:p text:style-name="P22"><text:span text:style-name="T14">data.CU.TimeSeries</text:span><text:span text:style-name="T11">: <text:s/>CU time series data</text:span></text:p>
            </text:list-item>
            <text:list-item>
              <text:p text:style-name="P22"><text:span text:style-name="T14">data.CUs</text:span><text:span text:style-name="T11">: <text:s/>CUs in dataset</text:span></text:p>
            </text:list-item>
            <text:list-item>
              <text:p text:style-name="P22"><text:span text:style-name="T14">data.Pop.Lookup</text:span><text:span text:style-name="T11">: site attribute table</text:span></text:p>
            </text:list-item>
          </text:list>
          <text:list text:style-name="L1">
            <text:list-item>
              <text:p text:style-name="P22"><text:span text:style-name="T14">data.Pop.TimeSeries</text:span><text:span text:style-name="T11">: site time series data</text:span></text:p>
            </text:list-item>
            <text:list-item>
              <text:p text:style-name="P22"><text:span text:style-name="T14">data.Pops</text:span><text:span text:style-name="T11">: sites in dataset</text:span></text:p>
            </text:list-item>
          </text:list>
          <draw:enhanced-geometry svg:viewBox="0 0 21600 21600" draw:type="rectangle" draw:enhanced-path="M 0 0 L 21600 0 21600 21600 0 21600 0 0 Z N"/>
        </draw:custom-shape>
        <draw:custom-shape draw:style-name="gr32" draw:text-style-name="P24" draw:layer="layout" svg:width="14.053cm" svg:height="3.773cm" svg:x="12.8cm" svg:y="13.006cm">
          <text:p text:style-name="P21"><text:span text:style-name="T4">Reactive Shared Data Structures (defined in SharedComponents.R)</text:span></text:p>
          <text:list text:style-name="L4">
            <text:list-item>
              <text:p text:style-name="P22"><text:span text:style-name="T14">data.CU.Lookup.filtered()</text:span><text:span text:style-name="T11">: CU attribute table, all filters applied</text:span></text:p>
            </text:list-item>
            <text:list-item>
              <text:p text:style-name="P22"><text:span text:style-name="T14">data.filtered()</text:span><text:span text:style-name="T11">: CU metrics table, all filters applied </text:span></text:p>
            </text:list-item>
            <text:list-item>
              <text:p text:style-name="P22"><text:span text:style-name="T14">data.currentCUs()</text:span><text:span text:style-name="T11">: list of CUs currently in the filtered data</text:span></text:p>
            </text:list-item>
            <text:list-item>
              <text:p text:style-name="P22"><text:span text:style-name="T14">data.currentPops()</text:span><text:span text:style-name="T11">: list of sites currently in the filtered data</text:span></text:p>
            </text:list-item>
            <text:list-item>
              <text:p text:style-name="P22"><text:span text:style-name="T14">data.current.Selection()</text:span><text:span text:style-name="T11">: list of lists: </text:span></text:p>
              <text:list>
                <text:list-item>
                  <text:list>
                    <text:list-item>
                      <text:p text:style-name="P22"><text:span text:style-name="T11">data.currentSelection[[ ‘CUs’]] holds list of selected CUs</text:span></text:p>
                    </text:list-item>
                    <text:list-item>
                      <text:p text:style-name="P22"><text:span text:style-name="T11">data.currentSelection[[‘Pops’]] holds list of selected sites</text:span></text:p>
                    </text:list-item>
                  </text:list>
                </text:list-item>
              </text:list>
            </text:list-item>
          </text:list>
          <draw:enhanced-geometry svg:viewBox="0 0 21600 21600" draw:type="rectangle" draw:enhanced-path="M 0 0 L 21600 0 21600 21600 0 21600 0 0 Z N"/>
        </draw:custom-shape>
        <draw:custom-shape draw:style-name="gr33" draw:text-style-name="P25" draw:layer="layout" svg:width="13.594cm" svg:height="3.362cm" svg:x="12.796cm" svg:y="16.905cm">
          <text:p text:style-name="P21"><text:span text:style-name="T4">Modules (bsCollapse panels)</text:span></text:p>
          <text:list text:style-name="L4">
            <text:list-item>
              <text:p text:style-name="P22"><text:span text:style-name="T14">DataFilters</text:span><text:span text:style-name="T11">: (code in DataFilters.R) widgets for data filtering</text:span></text:p>
            </text:list-item>
            <text:list-item>
              <text:p text:style-name="P22"><text:span text:style-name="T14">Map</text:span><text:span text:style-name="T11">: (code in Map.R) interactive map</text:span></text:p>
            </text:list-item>
            <text:list-item>
              <text:p text:style-name="P22"><text:span text:style-name="T14">Parcoords</text:span><text:span text:style-name="T11">: (code in Parcoords.R) interactive parallel coordinates plot</text:span></text:p>
            </text:list-item>
            <text:list-item>
              <text:p text:style-name="P22"><text:span text:style-name="T14">TSPlots: </text:span><text:span text:style-name="T11">(code in TSPlots.R) time series plots and status summary</text:span></text:p>
            </text:list-item>
            <text:list-item>
              <text:p text:style-name="P22"><text:span text:style-name="T14">Table: </text:span><text:span text:style-name="T11">(code in DataTable.R) interactive table and download</text:span></text:p>
            </text:list-item>
            <text:list-item>
              <text:p text:style-name="P22"><text:span text:style-name="T14">HistoSummary: </text:span><text:span text:style-name="T11">(code in HistogramSummary.R) histograms of metric values</text:span></text:p>
            </text:list-item>
          </text:list>
          <draw:enhanced-geometry svg:viewBox="0 0 21600 21600" draw:type="rectangle" draw:enhanced-path="M 0 0 L 21600 0 21600 21600 0 21600 0 0 Z N"/>
        </draw:custom-shape>
        <draw:frame draw:style-name="gr34" draw:text-style-name="P27" draw:layer="layout" svg:width="10.9cm" svg:height="1.427cm" svg:x="1.5cm" svg:y="1.5cm">
          <draw:text-box>
            <text:p text:style-name="P26"><text:span text:style-name="T15">Components of the data flow diagram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rigitte Dorner</meta:initial-creator>
    <meta:creation-date>2020-04-28T12:41:58.717360133</meta:creation-date>
    <dc:date>2020-04-30T14:43:37.123043385</dc:date>
    <dc:creator>Brigitte Dorner</dc:creator>
    <meta:editing-duration>PT2H15M26S</meta:editing-duration>
    <meta:editing-cycles>32</meta:editing-cycles>
    <meta:generator>LibreOffice/6.0.3.2$MacOSX_X86_64 LibreOffice_project/8f48d515416608e3a835360314dac7e47fd0b821</meta:generator>
    <meta:document-statistic meta:object-count="112"/>
  </office:meta>
</office:document-meta>
</file>